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325b" officeooo:paragraph-rsid="000e32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enas um 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4:45:00.433749293</meta:creation-date>
    <meta:generator>LibreOffice/6.0.7.3$Linux_X86_64 LibreOffice_project/00m0$Build-3</meta:generator>
    <dc:date>2020-06-04T14:45:25.813673772</dc:date>
    <meta:editing-duration>PT27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</office:meta>
</office:document-meta>
</file>